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style:line-height-at-least="0.503cm" fo:text-align="justify" style:justify-single-word="false" fo:text-indent="0cm" style:auto-text-indent="false"/>
      <style:text-properties fo:font-size="11pt" fo:font-weight="bold" style:font-size-asian="11pt" style:font-weight-asian="bold" style:font-size-complex="11pt" style:font-weight-complex="bold"/>
    </style:style>
    <style:style style:name="P2" style:family="paragraph" style:parent-style-name="Standard">
      <style:paragraph-properties fo:margin-left="0cm" fo:margin-right="0cm" style:line-height-at-least="0.503cm" fo:text-align="justify" style:justify-single-word="false" fo:text-indent="0cm" style:auto-text-indent="false"/>
      <style:text-properties fo:font-size="11pt" style:font-size-asian="11pt" style:font-size-complex="11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ntions Légales</text:p>
      <text:p text:style-name="P1">Propriétaire du site</text:p>
      <text:p text:style-name="P2">Le site internet PACT est édité par l’association TripEnArvor, une association à but non lucratif régie par la loi du 1er juillet 1901 et le décret du 16 août 1901.</text:p>
      <text:p text:style-name="P2">Adresse : Rue Edouard Branly, 22300 Lannion</text:p>
      <text:p text:style-name="P2">E-mail : contact@tripenarvor.fr</text:p>
      <text:p text:style-name="P2">Numéro SIRET : 123 456 789 00012</text:p>
      <text:p text:style-name="P2">Directeur de la publication : Pierre NEVOT (Tole-Tole)</text:p>
      <text:p text:style-name="P2"><text:span text:style-name="T1">Hébergement du site</text:span></text:p>
      <text:p text:style-name="P2">L’hébergement du site est assuré par :</text:p>
      <text:p text:style-name="P2">OVHCloud</text:p>
      <text:p text:style-name="P2">Adresse : 2 rue Kellermann, 59100 Roubaix</text:p>
      <text:p text:style-name="P2">Site web : www.ovh.com</text:p>
      <text:p text:style-name="P2"/>
      <text:p text:style-name="P1">Objet du site</text:p>
      <text:p text:style-name="P2">Le site PACT (Plateforme d’Avis et Conseils Touristiques) a pour but de promouvoir le territoire des Côtes d’Armor, notamment ses activités, parcs d’attractions, visites, spectacles et restaurants. Le projet est porté par l’association TripEnArvor, avec le soutien de la Région Bretagne et du Conseil Général des Côtes d’Armor.</text:p>
      <text:p text:style-name="P2"/>
      <text:p text:style-name="P1">Propriété intellectuelle</text:p>
      <text:p text:style-name="P2">Les contenus publiés par TripEnArvor sur la plateforme PACT sont protégés par le droit d’auteur. Toute reproduction, distribution, modification ou exploitation non autorisée des contenus du site est strictement interdite. Les contenus publiés par les utilisateurs sur la plateforme PACT restent la propriété de leur auteur. En publiant du contenu sur le site, l’utilisateur accorde à TripEnArvor une licence non exclusive, gratuite et mondiale pour l’utilisation de ce contenu. Si vous estimez qu’un contenu publié sur le site viole vos droits d’auteur, vous pouvez nous contacter à : reclamation@tripenarvor.fr</text:p>
      <text:p text:style-name="P2"/>
      <text:p text:style-name="P1">Responsabilités</text:p>
      <text:p text:style-name="P2">TripEnArvor s’efforce d’assurer l’exactitude et la mise à jour des informations diffusées sur le site. Toutefois, l’association ne saurait être tenue responsable des erreurs, omissions ou des résultats qui pourraient être obtenus par l’usage de ces informations. Les liens hypertextes présents sur le site PACT peuvent renvoyer vers des sites externes. TripEnArvor n’assume aucune responsabilité quant au contenu de ces sites tiers.</text:p>
      <text:p text:style-name="P2"/>
      <text:p text:style-name="P1">Données personnelles</text:p>
      <text:p text:style-name="P2">Conformément au Règlement Général sur la Protection des Données (RGPD), TripEnArvor s’engage à protéger la confidentialité des données personnelles des utilisateurs. Les informations collectées via le site PACT sont uniquement destinées à un usage interne et ne seront en aucun cas cédées à des tiers sans consentement explicite. Pour toute demande relative à vos données personnelles (accès, rectification, suppression), vous pouvez nous contacter à : reclamation@tripenarvor.fr</text:p>
      <text:p text:style-name="P2"/>
      <text:p text:style-name="P1">Cookies</text:p>
      <text:p text:style-name="P2">TripEnArvor utilise des cookies seulement pour le bon fonctionnement du site PACT. Ces cookies ne collectent pas de données personnelles et sont automatiquement supprimés à la fin de votre session de navigation. Vous pouvez désactiver les cookies dans les paramètres de votre navigateur.</text:p>
      <text:p text:style-name="P1"/>
      <text:p text:style-name="P1">Sécurité</text:p>
      <text:p text:style-name="P2">TripEnArvor met en œuvre des mesures de sécurité pour protéger le site PACT contre les attaques informatiques. Toutefois, l’association ne saurait être tenue responsable des dommages causés par des tiers malveilla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4:04:57.904646340</meta:creation-date>
    <dc:date>2025-01-13T14:45:36.237470614</dc:date>
    <meta:editing-duration>PT3M35S</meta:editing-duration>
    <meta:editing-cycles>2</meta:editing-cycles>
    <meta:generator>LibreOffice/24.8.3.2$Linux_X86_64 LibreOffice_project/480$Build-2</meta:generator>
    <meta:document-statistic meta:table-count="0" meta:image-count="0" meta:object-count="0" meta:page-count="1" meta:paragraph-count="24" meta:word-count="431" meta:character-count="2928" meta:non-whitespace-character-count="2521"/>
  </office:meta>
</office:document-meta>
</file>